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Smaskiga kalasmuffins </text:p>
        <text:p text:style-name="Standard">12 st.</text:p>
        <text:p text:style-name="Standard"/>
        <text:p text:style-name="Standard">Ingredienser</text:p>
        <text:p text:style-name="Standard">Muffins:</text:p>
        <text:p text:style-name="Standard">125 gram smör</text:p>
        <text:p text:style-name="Standard">1 1/2 dl socker</text:p>
        <text:p text:style-name="Standard">1 tsk vaniljsocker</text:p>
        <text:p text:style-name="Standard">2 ägg</text:p>
        <text:p text:style-name="Standard">2 dl vetemjöl</text:p>
        <text:p text:style-name="Standard">1 tsk bakpulver</text:p>
        <text:p text:style-name="Standard">3 msk mjölk</text:p>
        <text:p text:style-name="Standard"/>
        <text:p text:style-name="Standard">Dekoration: </text:p>
        <text:p text:style-name="Standard"/>
        <text:p text:style-name="Standard">Glasyr:</text:p>
        <text:p text:style-name="Standard">3 dl florsocker</text:p>
        <text:p text:style-name="Standard">2 matskedar vatten </text:p>
        <text:p text:style-name="Standard">Karamellfärg(inte nödvändigt)</text:p>
        <text:p text:style-name="Standard"/>
        <text:p text:style-name="Standard">Strössel, Marsipan, Mandelspån, Florsocker</text:p>
        <text:p text:style-name="Standard"/>
        <text:p text:style-name="Standard"/>
        <text:p text:style-name="Standard"/>
      </text:section>
      <text:p text:style-name="Standard"/>
      <text:p text:style-name="Standard">Gör så här</text:p>
      <text:p text:style-name="Standard">Sätt ugnen på 200 grader och sätt tolv muffinsformar på en bakplåt. Om du har en muffinsplåt kan du använda den, annars sätter du dubbla formar på den vanliga bakplåten, så att inte smeten rinner ut.</text:p>
      <text:p text:style-name="Standard"/>
      <text:p text:style-name="Standard">Rör smör, socker och vaniljsockret i en bunke. Blanda ihop till en jämn smet och tillsätt äggen, ett i taget med lite vispning emellan.</text:p>
      <text:p text:style-name="Standard"/>
      <text:p text:style-name="Standard">Blanda mjöl och bakpulver i en annan bunke med en gaffel. När du rört om ordentligt, häll mjölblandningen i bunken med smeten och blanda allt jämt med gaffeln. INTE ELVISPEN.</text:p>
      <text:p text:style-name="Standard">Efter detta häller du till sist ner mjölken och rör om allt till en jämt smet.</text:p>
      <text:p text:style-name="Standard"/>
      <text:p text:style-name="Standard">Klicka ut smeten i muffinsformarna, smeten ska täcka lite mer än halva muffinsformen. Se till att muffinsen blir ungefär lika stora, annars blir de klara vid olika tid!</text:p>
      <text:p text:style-name="Standard"/>
      <text:p text:style-name="Standard">Sätt in muffinsen i ugnen i 15-20 minuter. Kolla med en tandpetare/baksticka om de är klara när klockan ringt.</text:p>
      <text:p text:style-name="Standard"/>
      <text:p text:style-name="Standard">Låt nu kakorna svalna helt. Använder du en muffinsform, lyft bort muffinsarna därifrån så svalnar de snabbare. </text:p>
      <text:p text:style-name="Standard"/>
      <text:p text:style-name="Standard">Dekorationen: </text:p>
      <text:p text:style-name="Standard">Vill du ha glasyr föreslår jag att du skär av topparna på muffinsen, då är det lättare att få glasyren att stanna där man vill. (Dessutom har du någonting att tugga på medan du fixar det sista!)</text:p>
      <text:p text:style-name="Standard"><text:s/>Häll på en lagom mängd glasyr på muffinsen och sedan (om du vill) häller du på strössel innan glasyren hunnit stelna.</text:p>
      <text:p text:style-name="Standard"/>
      <text:p text:style-name="Standard">Om du inte är så mycket för det söta kan du ta mandelspån på istället, eller om du ogillar glasyr kan du forma marsipanfigurer och dekorera med!</text:p>
      <text:p text:style-name="Standard"/>
      <text:p text:style-name="Standard">Vill du inte det kan du klippa ut en liten figur i papper och lägga på muffinsen, sen strö florsocker runt omkring. När du tar bort pappersbiten har du din snygga figur på muffin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2T17:09:18.07</meta:creation-date>
    <meta:document-statistic meta:table-count="0" meta:image-count="0" meta:object-count="0" meta:page-count="1" meta:paragraph-count="30" meta:word-count="334" meta:character-count="1899"/>
    <dc:date>2011-10-02T17:14:18.78</dc:date>
    <meta:editing-duration>PT00H05M02S</meta:editing-duration>
    <meta:editing-cycles>1</meta:editing-cycles>
    <meta:generator>OpenOffice.org/3.2$Win32 OpenOffice.org_project/320m12$Build-9483</meta:generator>
  </office:meta>
</office:document-meta>
</file>